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D0000013A4911186AA7FF1C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34cm" fo:min-width="4.44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3.028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3.499cm" fo:padding-top="0.151cm" fo:padding-bottom="0.151cm" fo:padding-left="0.276cm" fo:padding-right="0.276cm" fo:wrap-option="no-wrap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34cm" fo:min-width="2.98cm" fo:padding-top="0.151cm" fo:padding-bottom="0.151cm" fo:padding-left="0.276cm" fo:padding-right="0.276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0.876cm" fo:min-width="4.44cm" fo:padding-top="0.151cm" fo:padding-bottom="0.151cm" fo:padding-left="0.276cm" fo:padding-right="0.276cm" fo:wrap-option="no-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7.343cm" svg:x="0.088cm" svg:y="4.064cm">
          <draw:image xlink:href="Pictures/10000201000004AD0000013A4911186AA7FF1C47.png" xlink:type="simple" xlink:show="embed" xlink:actuate="onLoad">
            <text:p/>
          </draw:image>
        </draw:frame>
        <draw:custom-shape draw:style-name="gr2" draw:text-style-name="P1" draw:layer="layout" svg:width="5.334cm" svg:height="1.17cm" svg:x="4.318cm" svg:y="4.318cm">
          <text:p/>
          <draw:enhanced-geometry svg:viewBox="0 0 21600 21600" draw:text-areas="800 800 20800 20800" draw:type="round-rectangular-callout" draw:modifiers="-6676.36363636364 10126.7292912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81cm" svg:height="1.27cm" svg:x="6.042cm" svg:y="8.636cm">
          <text:p/>
          <draw:enhanced-geometry svg:viewBox="0 0 21600 21600" draw:text-areas="800 800 20800 20800" draw:type="round-rectangular-callout" draw:modifiers="14639.937024403 -13051.770259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317cm" svg:height="1.27cm" svg:x="18.443cm" svg:y="8.453cm">
          <text:p/>
          <draw:enhanced-geometry svg:viewBox="0 0 21600 21600" draw:text-areas="800 800 20800 20800" draw:type="round-rectangular-callout" draw:modifiers="-5992.77443260769 -18625.9638080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758cm" svg:height="1.17cm" svg:x="18.594cm" svg:y="4.319cm">
          <text:p/>
          <draw:enhanced-geometry svg:viewBox="0 0 21600 21600" draw:text-areas="800 800 20800 20800" draw:type="round-rectangular-callout" draw:modifiers="-7625.21947326417 35489.666951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81cm" svg:height="0.962cm" svg:x="10.922cm" svg:y="3.81cm">
          <draw:text-box>
            <text:p/>
          </draw:text-box>
        </draw:frame>
        <draw:frame draw:style-name="gr7" draw:text-style-name="P2" draw:layer="layout" svg:width="5.588cm" svg:height="0.962cm" svg:x="10.922cm" svg:y="2.848cm">
          <draw:text-box>
            <text:p>Synaptic Junction</text:p>
          </draw:text-box>
        </draw:frame>
        <draw:custom-shape draw:style-name="gr8" draw:text-style-name="P1" draw:layer="layout" svg:width="5.334cm" svg:height="1.216cm" svg:x="10.922cm" svg:y="2.848cm">
          <text:p/>
          <draw:enhanced-geometry svg:viewBox="0 0 21600 21600" draw:text-areas="800 800 20800 20800" draw:type="round-rectangular-callout" draw:modifiers="12818.2942830366 49145.7682826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2:22:31.706835548</meta:creation-date>
    <dc:date>2019-11-18T13:21:20.948359488</dc:date>
    <meta:editing-duration>PT34M25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